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航空券">
            <text:p>航空券</text:p>
          </table:table-cell>
          <table:table-cell office:value-type="string" office:value="こうくうけん">
            <text:p>こうくうけん</text:p>
          </table:table-cell>
          <table:table-cell office:value-type="string" office:value="airline ticket">
            <text:p>airline ti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話で航空券を予約しました。">
            <text:p>電話で航空券を予約しました。</text:p>
          </table:table-cell>
          <table:table-cell office:value-type="string" office:value="でんわ で こうくうけん を よやく しました。">
            <text:p>でんわ で こうくうけん を よやく しました。</text:p>
          </table:table-cell>
          <table:table-cell office:value-type="string" office:value="I booked an airline ticket by phone.">
            <text:p>I booked an airline ticket by ph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栓抜き">
            <text:p>栓抜き</text:p>
          </table:table-cell>
          <table:table-cell office:value-type="string" office:value="せんぬき">
            <text:p>せんぬき</text:p>
          </table:table-cell>
          <table:table-cell office:value-type="string" office:value="bottle opener">
            <text:p>bottle ope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栓抜きはどこですか。">
            <text:p>栓抜きはどこですか。</text:p>
          </table:table-cell>
          <table:table-cell office:value-type="string" office:value="せん ぬき は どこ です か。">
            <text:p>せん ぬき は どこ です か。</text:p>
          </table:table-cell>
          <table:table-cell office:value-type="string" office:value="Where's the bottle opener?">
            <text:p>Where's the bottle open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とがる">
            <text:p>とがる</text:p>
          </table:table-cell>
          <table:table-cell office:value-type="string" office:value="とがる">
            <text:p>とがる</text:p>
          </table:table-cell>
          <table:table-cell office:value-type="string" office:value="be sharp">
            <text:p>be shar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鉛筆はとがっていますね。">
            <text:p>この鉛筆はとがっていますね。</text:p>
          </table:table-cell>
          <table:table-cell office:value-type="string" office:value="この えんぴつ は とがって います ね。">
            <text:p>この えんぴつ は とがって います ね。</text:p>
          </table:table-cell>
          <table:table-cell office:value-type="string" office:value="This pencil is sharp.">
            <text:p>This pencil is shar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臭う">
            <text:p>臭う</text:p>
          </table:table-cell>
          <table:table-cell office:value-type="string" office:value="におう">
            <text:p>におう</text:p>
          </table:table-cell>
          <table:table-cell office:value-type="string" office:value="stink (unpleasant)">
            <text:p>stink (unpleasant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流しが臭うのできれいにしたよ。">
            <text:p>流しが臭うのできれいにしたよ。</text:p>
          </table:table-cell>
          <table:table-cell office:value-type="string" office:value="ながし が におう ので きれい に した よ。">
            <text:p>ながし が におう ので きれい に した よ。</text:p>
          </table:table-cell>
          <table:table-cell office:value-type="string" office:value="I cleaned the sink because it stank.">
            <text:p>I cleaned the sink because it st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んき">
            <text:p>のんき</text:p>
          </table:table-cell>
          <table:table-cell office:value-type="string" office:value="のんき">
            <text:p>のんき</text:p>
          </table:table-cell>
          <table:table-cell office:value-type="string" office:value="carefree, happy-go-lucky">
            <text:p>carefree, happy-go-luck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ずいぶんのんきなやつだ。">
            <text:p>彼はずいぶんのんきなやつだ。</text:p>
          </table:table-cell>
          <table:table-cell office:value-type="string" office:value="かれ は ずいぶん のんきな やつ だ。">
            <text:p>かれ は ずいぶん のんきな やつ だ。</text:p>
          </table:table-cell>
          <table:table-cell office:value-type="string" office:value="He's a very happy-go-lucky guy.">
            <text:p>He's a very happy-go-lucky gu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はしご">
            <text:p>はしご</text:p>
          </table:table-cell>
          <table:table-cell office:value-type="string" office:value="はしご">
            <text:p>はしご</text:p>
          </table:table-cell>
          <table:table-cell office:value-type="string" office:value="ladder">
            <text:p>lad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はしごを使って屋根に上りました。">
            <text:p>はしごを使って屋根に上りました。</text:p>
          </table:table-cell>
          <table:table-cell office:value-type="string" office:value="はしご を つかって やね に のぼりました。">
            <text:p>はしご を つかって やね に のぼりました。</text:p>
          </table:table-cell>
          <table:table-cell office:value-type="string" office:value="I went up to the roof on a ladder.">
            <text:p>I went up to the roof on a lad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っ掛ける">
            <text:p>引っ掛ける</text:p>
          </table:table-cell>
          <table:table-cell office:value-type="string" office:value="ひっかける">
            <text:p>ひっかける</text:p>
          </table:table-cell>
          <table:table-cell office:value-type="string" office:value="hook (something) on">
            <text:p>hook (something)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選手はハードルに足を引っ掛けたんだ。">
            <text:p>その選手はハードルに足を引っ掛けたんだ。</text:p>
          </table:table-cell>
          <table:table-cell office:value-type="string" office:value="その せんしゅ は ハードル に あし を ひっかけた ん だ。">
            <text:p>その せんしゅ は ハードル に あし を ひっかけた ん だ。</text:p>
          </table:table-cell>
          <table:table-cell office:value-type="string" office:value="The athlete caught his foot on the hurdle.">
            <text:p>The athlete caught his foot on the hur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麓">
            <text:p>麓</text:p>
          </table:table-cell>
          <table:table-cell office:value-type="string" office:value="ふもと">
            <text:p>ふもと</text:p>
          </table:table-cell>
          <table:table-cell office:value-type="string" office:value="foot of the mountain">
            <text:p>foot of the moun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山の麓に住んでいるよ。">
            <text:p>彼は山の麓に住んでいるよ。</text:p>
          </table:table-cell>
          <table:table-cell office:value-type="string" office:value="かれ は やま の ふもと に すんで いる よ。">
            <text:p>かれ は やま の ふもと に すんで いる よ。</text:p>
          </table:table-cell>
          <table:table-cell office:value-type="string" office:value="He lives at the foot of a mountain.">
            <text:p>He lives at the foot of a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ほうき">
            <text:p>ほうき</text:p>
          </table:table-cell>
          <table:table-cell office:value-type="string" office:value="ほうき">
            <text:p>ほうき</text:p>
          </table:table-cell>
          <table:table-cell office:value-type="string" office:value="broom">
            <text:p>b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ほうきで庭を掃除しました。">
            <text:p>ほうきで庭を掃除しました。</text:p>
          </table:table-cell>
          <table:table-cell office:value-type="string" office:value="ほうき で にわ を そうじ しました。">
            <text:p>ほうき で にわ を そうじ しました。</text:p>
          </table:table-cell>
          <table:table-cell office:value-type="string" office:value="I cleaned up the yard with a broom.">
            <text:p>I cleaned up the yard with a b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微笑む">
            <text:p>微笑む</text:p>
          </table:table-cell>
          <table:table-cell office:value-type="string" office:value="ほほえむ">
            <text:p>ほほえむ</text:p>
          </table:table-cell>
          <table:table-cell office:value-type="string" office:value="smile">
            <text:p>smi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私に微笑んだよ。">
            <text:p>彼女は私に微笑んだよ。</text:p>
          </table:table-cell>
          <table:table-cell office:value-type="string" office:value="かのじょ は わたし に ほほえんだ よ。">
            <text:p>かのじょ は わたし に ほほえんだ よ。</text:p>
          </table:table-cell>
          <table:table-cell office:value-type="string" office:value="She smiled at me.">
            <text:p>She smiled at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似">
            <text:p>真似</text:p>
          </table:table-cell>
          <table:table-cell office:value-type="string" office:value="まね">
            <text:p>まね</text:p>
          </table:table-cell>
          <table:table-cell office:value-type="string" office:value="imitation, mimicry">
            <text:p>imitation, mimic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はよく私の真似をします。">
            <text:p>娘はよく私の真似をします。</text:p>
          </table:table-cell>
          <table:table-cell office:value-type="string" office:value="むすめ は よく わたし の まね を します。">
            <text:p>むすめ は よく わたし の まね を します。</text:p>
          </table:table-cell>
          <table:table-cell office:value-type="string" office:value="My daughter often mimicks me.">
            <text:p>My daughter often mimicks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儲かる">
            <text:p>儲かる</text:p>
          </table:table-cell>
          <table:table-cell office:value-type="string" office:value="もうかる">
            <text:p>もうかる</text:p>
          </table:table-cell>
          <table:table-cell office:value-type="string" office:value="be profitable, pay its way">
            <text:p>be profitable, pay its w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商売は儲かっているらしいね。">
            <text:p>彼の商売は儲かっているらしいね。</text:p>
          </table:table-cell>
          <table:table-cell office:value-type="string" office:value="かれ の しょうばい は もうかって いる らしい ね。">
            <text:p>かれ の しょうばい は もうかって いる らしい ね。</text:p>
          </table:table-cell>
          <table:table-cell office:value-type="string" office:value="His business seems profitable.">
            <text:p>His business seems profi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レクリエーション">
            <text:p>レクリエーション</text:p>
          </table:table-cell>
          <table:table-cell office:value-type="string" office:value="レクリエーション">
            <text:p>レクリエーション</text:p>
          </table:table-cell>
          <table:table-cell office:value-type="string" office:value="recreation">
            <text:p>recre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内会のレクリエーションに参加したの。">
            <text:p>町内会のレクリエーションに参加したの。</text:p>
          </table:table-cell>
          <table:table-cell office:value-type="string" office:value="ちょうない かい の レクリエーション に さんか した の。">
            <text:p>ちょうない かい の レクリエーション に さんか した の。</text:p>
          </table:table-cell>
          <table:table-cell office:value-type="string" office:value="I took part in the recreational activities organized by the neighborhood association.">
            <text:p>I took part in the recreational activities organized by the neighborhood associ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ろうそく">
            <text:p>ろうそく</text:p>
          </table:table-cell>
          <table:table-cell office:value-type="string" office:value="ろうそく">
            <text:p>ろうそく</text:p>
          </table:table-cell>
          <table:table-cell office:value-type="string" office:value="candle">
            <text:p>cand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ースデーケーキにろうそくを立てました。">
            <text:p>バースデーケーキにろうそくを立てました。</text:p>
          </table:table-cell>
          <table:table-cell office:value-type="string" office:value="バースデー ケーキ に ろうそく を たてました。">
            <text:p>バースデー ケーキ に ろうそく を たてました。</text:p>
          </table:table-cell>
          <table:table-cell office:value-type="string" office:value="We put candles on the birthday cake.">
            <text:p>We put candles on the birthday c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き生きと">
            <text:p>生き生きと</text:p>
          </table:table-cell>
          <table:table-cell office:value-type="string" office:value="いきいきと">
            <text:p>いきいきと</text:p>
          </table:table-cell>
          <table:table-cell office:value-type="string" office:value="lively, vigorously">
            <text:p>lively, vigorous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子供たちが生き生きと遊んでいるね。">
            <text:p>子供たちが生き生きと遊んでいるね。</text:p>
          </table:table-cell>
          <table:table-cell office:value-type="string" office:value="こども たち が いきいき と あそんで いる ね。">
            <text:p>こども たち が いきいき と あそんで いる ね。</text:p>
          </table:table-cell>
          <table:table-cell office:value-type="string" office:value="The kids are playing with full spirit.">
            <text:p>The kids are playing with full spir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速達便">
            <text:p>速達便</text:p>
          </table:table-cell>
          <table:table-cell office:value-type="string" office:value="そくたつびん">
            <text:p>そくたつびん</text:p>
          </table:table-cell>
          <table:table-cell office:value-type="string" office:value="special delivery mail, express mail">
            <text:p>special delivery mail, express ma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速達便なら明日の午前中に届きます。">
            <text:p>速達便なら明日の午前中に届きます。</text:p>
          </table:table-cell>
          <table:table-cell office:value-type="string" office:value="そくたつ びん なら あした の ごぜん ちゅう に とどきます。">
            <text:p>そくたつ びん なら あした の ごぜん ちゅう に とどきます。</text:p>
          </table:table-cell>
          <table:table-cell office:value-type="string" office:value="It will arrive tomorrow morning if you send it by express mail.">
            <text:p>It will arrive tomorrow morning if you send it by express 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必死に">
            <text:p>必死に</text:p>
          </table:table-cell>
          <table:table-cell office:value-type="string" office:value="ひっしに">
            <text:p>ひっしに</text:p>
          </table:table-cell>
          <table:table-cell office:value-type="string" office:value="desperately">
            <text:p>desperat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必死に単語を暗記したよ。">
            <text:p>必死に単語を暗記したよ。</text:p>
          </table:table-cell>
          <table:table-cell office:value-type="string" office:value="ひっし に たんご を あんき した よ。">
            <text:p>ひっし に たんご を あんき した よ。</text:p>
          </table:table-cell>
          <table:table-cell office:value-type="string" office:value="I struggled to memorize the words.">
            <text:p>I struggled to memorize the w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eat, drink (honorific)">
            <text:p>eat, drink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冷めないうちにどうぞお上がりください。">
            <text:p>冷めないうちにどうぞお上がりください。</text:p>
          </table:table-cell>
          <table:table-cell office:value-type="string" office:value="さめない うち に どうぞ おあがり ください。">
            <text:p>さめない うち に どうぞ おあがり ください。</text:p>
          </table:table-cell>
          <table:table-cell office:value-type="string" office:value="Please eat it while it's still hot.">
            <text:p>Please eat it while it's still h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荒い">
            <text:p>荒い</text:p>
          </table:table-cell>
          <table:table-cell office:value-type="string" office:value="あらい">
            <text:p>あらい</text:p>
          </table:table-cell>
          <table:table-cell office:value-type="string" office:value="harsh, rough">
            <text:p>harsh, rough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うちの犬は気が荒い。">
            <text:p>うちの犬は気が荒い。</text:p>
          </table:table-cell>
          <table:table-cell office:value-type="string" office:value="うち の いぬ は き が あらい。">
            <text:p>うち の いぬ は き が あらい。</text:p>
          </table:table-cell>
          <table:table-cell office:value-type="string" office:value="Our dog is bad-tempered.">
            <text:p>Our dog is bad-temp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注ぐ">
            <text:p>注ぐ</text:p>
          </table:table-cell>
          <table:table-cell office:value-type="string" office:value="そそぐ">
            <text:p>そそぐ</text:p>
          </table:table-cell>
          <table:table-cell office:value-type="string" office:value="pour into (liquid)">
            <text:p>pour into (liquid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のグラスにジュースを注いだよ。">
            <text:p>みんなのグラスにジュースを注いだよ。</text:p>
          </table:table-cell>
          <table:table-cell office:value-type="string" office:value="みんな の グラス に ジュース を そそいだ よ。">
            <text:p>みんな の グラス に ジュース を そそいだ よ。</text:p>
          </table:table-cell>
          <table:table-cell office:value-type="string" office:value="I poured juice into everyone's glass.">
            <text:p>I poured juice into everyone's g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流行">
            <text:p>流行</text:p>
          </table:table-cell>
          <table:table-cell office:value-type="string" office:value="りゅうこう">
            <text:p>りゅうこう</text:p>
          </table:table-cell>
          <table:table-cell office:value-type="string" office:value="fashion, trend">
            <text:p>fashion, tren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スタイルは今年の流行です。">
            <text:p>このスタイルは今年の流行です。</text:p>
          </table:table-cell>
          <table:table-cell office:value-type="string" office:value="この スタイル は ことし の りゅうこう です。">
            <text:p>この スタイル は ことし の りゅうこう です。</text:p>
          </table:table-cell>
          <table:table-cell office:value-type="string" office:value="This style is in fashion this year.">
            <text:p>This style is in fashion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額">
            <text:p>額</text:p>
          </table:table-cell>
          <table:table-cell office:value-type="string" office:value="ひたい">
            <text:p>ひたい</text:p>
          </table:table-cell>
          <table:table-cell office:value-type="string" office:value="forehead">
            <text:p>forehe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額に汗をかいたよ。">
            <text:p>額に汗をかいたよ。</text:p>
          </table:table-cell>
          <table:table-cell office:value-type="string" office:value="ひたい に あせ を かいた よ。">
            <text:p>ひたい に あせ を かいた よ。</text:p>
          </table:table-cell>
          <table:table-cell office:value-type="string" office:value="My forehead is covered in sweat.">
            <text:p>My forehead is covered in sw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種">
            <text:p>一種</text:p>
          </table:table-cell>
          <table:table-cell office:value-type="string" office:value="いっしゅ">
            <text:p>いっしゅ</text:p>
          </table:table-cell>
          <table:table-cell office:value-type="string" office:value="sort of, almost">
            <text:p>sort of, almo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れは一種独特の味がするね。">
            <text:p>これは一種独特の味がするね。</text:p>
          </table:table-cell>
          <table:table-cell office:value-type="string" office:value="これ は いっしゅ どくとく の あじ が する ね。">
            <text:p>これ は いっしゅ どくとく の あじ が する ね。</text:p>
          </table:table-cell>
          <table:table-cell office:value-type="string" office:value="This has an unusual sort of taste.">
            <text:p>This has an unusual sort of tas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抱く">
            <text:p>抱く</text:p>
          </table:table-cell>
          <table:table-cell office:value-type="string" office:value="だく">
            <text:p>だく</text:p>
          </table:table-cell>
          <table:table-cell office:value-type="string" office:value="hug, hold">
            <text:p>hug, hol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祖母がうちの猫を抱いているわよ。">
            <text:p>祖母がうちの猫を抱いているわよ。</text:p>
          </table:table-cell>
          <table:table-cell office:value-type="string" office:value="そぼ が うち の ねこ を だいて いる わ よ。">
            <text:p>そぼ が うち の ねこ を だいて いる わ よ。</text:p>
          </table:table-cell>
          <table:table-cell office:value-type="string" office:value="Grandma is holding our cat.">
            <text:p>Grandma is holding our c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柄">
            <text:p>柄</text:p>
          </table:table-cell>
          <table:table-cell office:value-type="string" office:value="がら">
            <text:p>がら</text:p>
          </table:table-cell>
          <table:table-cell office:value-type="string" office:value="pattern, print">
            <text:p>pattern, pr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犬の柄のTシャツを着ているよ。">
            <text:p>彼は犬の柄のTシャツを着ているよ。</text:p>
          </table:table-cell>
          <table:table-cell office:value-type="string" office:value="かれ は いぬ の がら の ティーシャツ を きて いる よ。">
            <text:p>かれ は いぬ の がら の ティーシャツ を きて いる よ。</text:p>
          </table:table-cell>
          <table:table-cell office:value-type="string" office:value="He's wearing a T-shirt with a dog print on it.">
            <text:p>He's wearing a T-shirt with a dog print on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">
            <text:p>上</text:p>
          </table:table-cell>
          <table:table-cell office:value-type="string" office:value="じょう">
            <text:p>じょう</text:p>
          </table:table-cell>
          <table:table-cell office:value-type="string" office:value="upper, superior">
            <text:p>upper, supe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握り寿司の上を注文したよ。">
            <text:p>握り寿司の上を注文したよ。</text:p>
          </table:table-cell>
          <table:table-cell office:value-type="string" office:value="にぎりずし の じょう を ちゅうもん した よ。">
            <text:p>にぎりずし の じょう を ちゅうもん した よ。</text:p>
          </table:table-cell>
          <table:table-cell office:value-type="string" office:value="I ordered the higher-priced sushi.">
            <text:p>I ordered the higher-priced sush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">
            <text:p>下</text:p>
          </table:table-cell>
          <table:table-cell office:value-type="string" office:value="げ">
            <text:p>げ</text:p>
          </table:table-cell>
          <table:table-cell office:value-type="string" office:value="lower, bottom">
            <text:p>lower, bott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成績は上の下です。">
            <text:p>彼女の成績は上の下です。</text:p>
          </table:table-cell>
          <table:table-cell office:value-type="string" office:value="かのじょ の せいせき は じょう の げ です。">
            <text:p>かのじょ の せいせき は じょう の げ です。</text:p>
          </table:table-cell>
          <table:table-cell office:value-type="string" office:value="Her grades are ranked at the bottom of the top group.">
            <text:p>Her grades are ranked at the bottom of the top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盆">
            <text:p>盆</text:p>
          </table:table-cell>
          <table:table-cell office:value-type="string" office:value="ぼん">
            <text:p>ぼん</text:p>
          </table:table-cell>
          <table:table-cell office:value-type="string" office:value="tray">
            <text:p>tr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が料理をお盆に乗せたの。">
            <text:p>母が料理をお盆に乗せたの。</text:p>
          </table:table-cell>
          <table:table-cell office:value-type="string" office:value="はは が りょうり を おぼん に のせた の。">
            <text:p>はは が りょうり を おぼん に のせた の。</text:p>
          </table:table-cell>
          <table:table-cell office:value-type="string" office:value="My mother put the dishes on a tray.">
            <text:p>My mother put the dishes on a tr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逆さま">
            <text:p>逆さま</text:p>
          </table:table-cell>
          <table:table-cell office:value-type="string" office:value="さかさま">
            <text:p>さかさま</text:p>
          </table:table-cell>
          <table:table-cell office:value-type="string" office:value="upside-down, reverse">
            <text:p>upside-down, revers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れじゃあ上と下が逆さまだよ。">
            <text:p>それじゃあ上と下が逆さまだよ。</text:p>
          </table:table-cell>
          <table:table-cell office:value-type="string" office:value="それじゃあ うえ と した が さかさま だ よ。">
            <text:p>それじゃあ うえ と した が さかさま だ よ。</text:p>
          </table:table-cell>
          <table:table-cell office:value-type="string" office:value="You need to turn it upside down.">
            <text:p>You need to turn it upside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合に">
            <text:p>割合に</text:p>
          </table:table-cell>
          <table:table-cell office:value-type="string" office:value="わりあいに">
            <text:p>わりあいに</text:p>
          </table:table-cell>
          <table:table-cell office:value-type="string" office:value="relatively, rather">
            <text:p>relatively, rath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回のテストは割合に簡単でした。">
            <text:p>今回のテストは割合に簡単でした。</text:p>
          </table:table-cell>
          <table:table-cell office:value-type="string" office:value="こんかい の テスト は わりあい に かんたん でした。">
            <text:p>こんかい の テスト は わりあい に かんたん でした。</text:p>
          </table:table-cell>
          <table:table-cell office:value-type="string" office:value="The test was relatively easy this time.">
            <text:p>The test was relatively easy this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々に">
            <text:p>次々に</text:p>
          </table:table-cell>
          <table:table-cell office:value-type="string" office:value="つぎつぎに">
            <text:p>つぎつぎに</text:p>
          </table:table-cell>
          <table:table-cell office:value-type="string" office:value="one after another, in succession">
            <text:p>one after another, in success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走者が次々 にゴールしました。">
            <text:p>走者が次々 にゴールしました。</text:p>
          </table:table-cell>
          <table:table-cell office:value-type="string" office:value="そうしゃ が つぎつぎ に ゴール しました。">
            <text:p>そうしゃ が つぎつぎ に ゴール しました。</text:p>
          </table:table-cell>
          <table:table-cell office:value-type="string" office:value="The runners reached the goal one after another.">
            <text:p>The runners reached the goal one after an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罰する">
            <text:p>罰する</text:p>
          </table:table-cell>
          <table:table-cell office:value-type="string" office:value="ばっする">
            <text:p>ばっする</text:p>
          </table:table-cell>
          <table:table-cell office:value-type="string" office:value="punish, penalize">
            <text:p>punish, penali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違法駐車で罰せられたんだ。">
            <text:p>彼は違法駐車で罰せられたんだ。</text:p>
          </table:table-cell>
          <table:table-cell office:value-type="string" office:value="かれ は いほう ちゅうしゃ で ばっせられた ん だ。">
            <text:p>かれ は いほう ちゅうしゃ で ばっせられた ん だ。</text:p>
          </table:table-cell>
          <table:table-cell office:value-type="string" office:value="He was penalized for illegal parking.">
            <text:p>He was penalized for illegal par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清書">
            <text:p>清書</text:p>
          </table:table-cell>
          <table:table-cell office:value-type="string" office:value="せいしょ">
            <text:p>せいしょ</text:p>
          </table:table-cell>
          <table:table-cell office:value-type="string" office:value="clean copy, final copy">
            <text:p>clean copy, final cop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手紙を清書してください。">
            <text:p>この手紙を清書してください。</text:p>
          </table:table-cell>
          <table:table-cell office:value-type="string" office:value="この てがみ を せいしょ して ください。">
            <text:p>この てがみ を せいしょ して ください。</text:p>
          </table:table-cell>
          <table:table-cell office:value-type="string" office:value="Please write a final copy of this letter.">
            <text:p>Please write a final copy of this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わる">
            <text:p>交わる</text:p>
          </table:table-cell>
          <table:table-cell office:value-type="string" office:value="まじわる">
            <text:p>まじわる</text:p>
          </table:table-cell>
          <table:table-cell office:value-type="string" office:value="mingle, socialize">
            <text:p>mingle, sociali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と交わって、多くのことを学びました。">
            <text:p>人と交わって、多くのことを学びました。</text:p>
          </table:table-cell>
          <table:table-cell office:value-type="string" office:value="ひと と まじわって、おおく の こと を まなびました。">
            <text:p>ひと と まじわって、おおく の こと を まなびました。</text:p>
          </table:table-cell>
          <table:table-cell office:value-type="string" office:value="I learned a lot of things by socializing with other people.">
            <text:p>I learned a lot of things by socializing with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取り">
            <text:p>受け取り</text:p>
          </table:table-cell>
          <table:table-cell office:value-type="string" office:value="うけとり">
            <text:p>うけとり</text:p>
          </table:table-cell>
          <table:table-cell office:value-type="string" office:value="receipt">
            <text:p>receip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受け取りに判こをお願いします。">
            <text:p>受け取りに判こをお願いします。</text:p>
          </table:table-cell>
          <table:table-cell office:value-type="string" office:value="うけとり に はんこ を おねがいします。">
            <text:p>うけとり に はんこ を おねがいします。</text:p>
          </table:table-cell>
          <table:table-cell office:value-type="string" office:value="Please stamp your seal on the receipt.">
            <text:p>Please stamp your seal on the recei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わかに">
            <text:p>にわかに</text:p>
          </table:table-cell>
          <table:table-cell office:value-type="string" office:value="にわかに">
            <text:p>にわかに</text:p>
          </table:table-cell>
          <table:table-cell office:value-type="string" office:value="rapidly, at once">
            <text:p>rapidly, at o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空がにわかに暗くなったな。">
            <text:p>空がにわかに暗くなったな。</text:p>
          </table:table-cell>
          <table:table-cell office:value-type="string" office:value="そら が にわか に くらく なった な。">
            <text:p>そら が にわか に くらく なった な。</text:p>
          </table:table-cell>
          <table:table-cell office:value-type="string" office:value="The sky got dark at once.">
            <text:p>The sky got dark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月">
            <text:p>年月</text:p>
          </table:table-cell>
          <table:table-cell office:value-type="string" office:value="としつき">
            <text:p>としつき</text:p>
          </table:table-cell>
          <table:table-cell office:value-type="string" office:value="time, years">
            <text:p>time, yea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れから長い年月が経ちました。">
            <text:p>あれから長い年月が経ちました。</text:p>
          </table:table-cell>
          <table:table-cell office:value-type="string" office:value="あれ から ながい としつき が たちました。">
            <text:p>あれ から ながい としつき が たちました。</text:p>
          </table:table-cell>
          <table:table-cell office:value-type="string" office:value="It's been a long time since then.">
            <text:p>It's been a long time since t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">
            <text:p>都</text:p>
          </table:table-cell>
          <table:table-cell office:value-type="string" office:value="みやこ">
            <text:p>みやこ</text:p>
          </table:table-cell>
          <table:table-cell office:value-type="string" office:value="capital, city">
            <text:p>capital, 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ミラノはファッションの都です。">
            <text:p>ミラノはファッションの都です。</text:p>
          </table:table-cell>
          <table:table-cell office:value-type="string" office:value="ミラノ は ファッション の みやこ です。">
            <text:p>ミラノ は ファッション の みやこ です。</text:p>
          </table:table-cell>
          <table:table-cell office:value-type="string" office:value="Milan is the capital of fashion.">
            <text:p>Milan is the capital of fash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方々">
            <text:p>方々</text:p>
          </table:table-cell>
          <table:table-cell office:value-type="string" office:value="ほうぼう">
            <text:p>ほうぼう</text:p>
          </table:table-cell>
          <table:table-cell office:value-type="string" office:value="all directions, everywhere">
            <text:p>all directions, everywhe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連絡先を方々に問い合わせたんだ。">
            <text:p>彼の連絡先を方々に問い合わせたんだ。</text:p>
          </table:table-cell>
          <table:table-cell office:value-type="string" office:value="かれ の れんらく さき を ほうぼう に といあわせた ん だ。">
            <text:p>かれ の れんらく さき を ほうぼう に といあわせた ん だ。</text:p>
          </table:table-cell>
          <table:table-cell office:value-type="string" office:value="I inquired everywhere for his contact information.">
            <text:p>I inquired everywhere for his contact inform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陸">
            <text:p>陸</text:p>
          </table:table-cell>
          <table:table-cell office:value-type="string" office:value="りく">
            <text:p>りく</text:p>
          </table:table-cell>
          <table:table-cell office:value-type="string" office:value="land, shore">
            <text:p>land, 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ウミガメが陸に上がってきたんだ。">
            <text:p>ウミガメが陸に上がってきたんだ。</text:p>
          </table:table-cell>
          <table:table-cell office:value-type="string" office:value="ウミガメ が りく に あがって きた ん だ。">
            <text:p>ウミガメ が りく に あがって きた ん だ。</text:p>
          </table:table-cell>
          <table:table-cell office:value-type="string" office:value="The sea turtles came up to the land.">
            <text:p>The sea turtles came up to the 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能">
            <text:p>能</text:p>
          </table:table-cell>
          <table:table-cell office:value-type="string" office:value="のう">
            <text:p>のう</text:p>
          </table:table-cell>
          <table:table-cell office:value-type="string" office:value="ability, capability">
            <text:p>ability, cap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勉強するしか能のない人間だね。">
            <text:p>彼は勉強するしか能のない人間だね。</text:p>
          </table:table-cell>
          <table:table-cell office:value-type="string" office:value="かれ は べんきょう する しか のう の ない にんげん だ ね。">
            <text:p>かれ は べんきょう する しか のう の ない にんげん だ ね。</text:p>
          </table:table-cell>
          <table:table-cell office:value-type="string" office:value="He's a kind of person who can do nothing but study.">
            <text:p>He's a kind of person who can do nothing but stu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固体">
            <text:p>固体</text:p>
          </table:table-cell>
          <table:table-cell office:value-type="string" office:value="こたい">
            <text:p>こたい</text:p>
          </table:table-cell>
          <table:table-cell office:value-type="string" office:value="solid, solid matter">
            <text:p>solid, solid mat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氷は固体です。">
            <text:p>氷は固体です。</text:p>
          </table:table-cell>
          <table:table-cell office:value-type="string" office:value="こおり は こたい です。">
            <text:p>こおり は こたい です。</text:p>
          </table:table-cell>
          <table:table-cell office:value-type="string" office:value="Ice is a solid.">
            <text:p>Ice is a sol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半面">
            <text:p>半面</text:p>
          </table:table-cell>
          <table:table-cell office:value-type="string" office:value="はんめん">
            <text:p>はんめん</text:p>
          </table:table-cell>
          <table:table-cell office:value-type="string" office:value="half, one side">
            <text:p>half, one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ニスコートの半面を使って試合をしたの。">
            <text:p>テニスコートの半面を使って試合をしたの。</text:p>
          </table:table-cell>
          <table:table-cell office:value-type="string" office:value="テニス コート の はんめん を つかって しあい を した の。">
            <text:p>テニス コート の はんめん を つかって しあい を した の。</text:p>
          </table:table-cell>
          <table:table-cell office:value-type="string" office:value="We played tennis using one half of the court.">
            <text:p>We played tennis using one half of the cou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家主">
            <text:p>家主</text:p>
          </table:table-cell>
          <table:table-cell office:value-type="string" office:value="やぬし">
            <text:p>やぬし</text:p>
          </table:table-cell>
          <table:table-cell office:value-type="string" office:value="owner of a rented house">
            <text:p>owner of a rented 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主は1階に住んでいます。">
            <text:p>家主は1階に住んでいます。</text:p>
          </table:table-cell>
          <table:table-cell office:value-type="string" office:value="やぬし は 1 かい に すんで います。">
            <text:p>やぬし は 1 かい に すんで います。</text:p>
          </table:table-cell>
          <table:table-cell office:value-type="string" office:value="The owner of this rented house lives on the first floor.">
            <text:p>The owner of this rented house lives on the first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著す">
            <text:p>著す</text:p>
          </table:table-cell>
          <table:table-cell office:value-type="string" office:value="あらわす">
            <text:p>あらわす</text:p>
          </table:table-cell>
          <table:table-cell office:value-type="string" office:value="write (a book)">
            <text:p>write (a book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本では自然の大切さがよく著されているよ。">
            <text:p>この本では自然の大切さがよく著されているよ。</text:p>
          </table:table-cell>
          <table:table-cell office:value-type="string" office:value="この ほん で は しぜん の たいせつさ が よく あらわされて いる よ。">
            <text:p>この ほん で は しぜん の たいせつさ が よく あらわされて いる よ。</text:p>
          </table:table-cell>
          <table:table-cell office:value-type="string" office:value="The importance of nature is well written in this book.">
            <text:p>The importance of nature is well written in this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越し">
            <text:p>乗り越し</text:p>
          </table:table-cell>
          <table:table-cell office:value-type="string" office:value="のりこし">
            <text:p>のりこし</text:p>
          </table:table-cell>
          <table:table-cell office:value-type="string" office:value="riding past one's stop">
            <text:p>riding past one's sto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乗り越しを機械で精算したの。">
            <text:p>乗り越しを機械で精算したの。</text:p>
          </table:table-cell>
          <table:table-cell office:value-type="string" office:value="のりこし を きかい で せいさん した の。">
            <text:p>のりこし を きかい で せいさん した の。</text:p>
          </table:table-cell>
          <table:table-cell office:value-type="string" office:value="I paid the excess fare at the machine.">
            <text:p>I paid the excess fare at the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の入り">
            <text:p>日の入り</text:p>
          </table:table-cell>
          <table:table-cell office:value-type="string" office:value="ひのいり">
            <text:p>ひのいり</text:p>
          </table:table-cell>
          <table:table-cell office:value-type="string" office:value="sunset">
            <text:p>suns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日の入りは午後6時でした。">
            <text:p>今日の日の入りは午後6時でした。</text:p>
          </table:table-cell>
          <table:table-cell office:value-type="string" office:value="きょう の ひのいり は ごご 6 じ でした。">
            <text:p>きょう の ひのいり は ごご 6 じ でした。</text:p>
          </table:table-cell>
          <table:table-cell office:value-type="string" office:value="The sun set at 6 p.m. today.">
            <text:p>The sun set at 6 p.m.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単数">
            <text:p>単数</text:p>
          </table:table-cell>
          <table:table-cell office:value-type="string" office:value="たんすう">
            <text:p>たんすう</text:p>
          </table:table-cell>
          <table:table-cell office:value-type="string" office:value="singular">
            <text:p>singu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penは単数でpensは複数です。">
            <text:p>penは単数でpensは複数です。</text:p>
          </table:table-cell>
          <table:table-cell office:value-type="string" office:value="pen は たんすう で pens は ふくすう です。">
            <text:p>pen は たんすう で pens は ふくすう です。</text:p>
          </table:table-cell>
          <table:table-cell office:value-type="string" office:value="&quot;Pen&quot; is the singular and &quot;pens&quot; is the plural.">
            <text:p>"Pen" is the singular and "pens" is the plur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エチケット">
            <text:p>エチケット</text:p>
          </table:table-cell>
          <table:table-cell office:value-type="string" office:value="エチケット">
            <text:p>エチケット</text:p>
          </table:table-cell>
          <table:table-cell office:value-type="string" office:value="etiquette (loan word)">
            <text:p>etiquette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エチケットを守ることは大切です。">
            <text:p>エチケットを守ることは大切です。</text:p>
          </table:table-cell>
          <table:table-cell office:value-type="string" office:value="エチケット を まもる こと は たいせつ です。">
            <text:p>エチケット を まもる こと は たいせつ です。</text:p>
          </table:table-cell>
          <table:table-cell office:value-type="string" office:value="It's important to keep the rules of etiquette.">
            <text:p>It's important to keep the rules of etiquet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層">
            <text:p>大層</text:p>
          </table:table-cell>
          <table:table-cell office:value-type="string" office:value="たいそう">
            <text:p>たいそう</text:p>
          </table:table-cell>
          <table:table-cell office:value-type="string" office:value="greatly, exceedingly">
            <text:p>greatly, exceed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大層喜んでいました。">
            <text:p>彼は大層喜んでいました。</text:p>
          </table:table-cell>
          <table:table-cell office:value-type="string" office:value="かれ は たいそう よろこんで いました。">
            <text:p>かれ は たいそう よろこんで いました。</text:p>
          </table:table-cell>
          <table:table-cell office:value-type="string" office:value="He was greatly pleased.">
            <text:p>He was greatly pl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腰掛け">
            <text:p>腰掛け</text:p>
          </table:table-cell>
          <table:table-cell office:value-type="string" office:value="こしかけ">
            <text:p>こしかけ</text:p>
          </table:table-cell>
          <table:table-cell office:value-type="string" office:value="stool, seat (literary)">
            <text:p>stool, seat (litera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腰掛けはありませんか。">
            <text:p>腰掛けはありませんか。</text:p>
          </table:table-cell>
          <table:table-cell office:value-type="string" office:value="こしかけ は ありません か。">
            <text:p>こしかけ は ありません か。</text:p>
          </table:table-cell>
          <table:table-cell office:value-type="string" office:value="Do you have a stool?">
            <text:p>Do you have a stool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客間">
            <text:p>客間</text:p>
          </table:table-cell>
          <table:table-cell office:value-type="string" office:value="きゃくま">
            <text:p>きゃくま</text:p>
          </table:table-cell>
          <table:table-cell office:value-type="string" office:value="guest room">
            <text:p>guest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客さんを客間にお通ししたわよ。">
            <text:p>お客さんを客間にお通ししたわよ。</text:p>
          </table:table-cell>
          <table:table-cell office:value-type="string" office:value="おきゃくさん を きゃくま に おとおしした わ よ。">
            <text:p>おきゃくさん を きゃくま に おとおしした わ よ。</text:p>
          </table:table-cell>
          <table:table-cell office:value-type="string" office:value="I showed the guest into the reception room.">
            <text:p>I showed the guest into the reception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仮名遣い">
            <text:p>仮名遣い</text:p>
          </table:table-cell>
          <table:table-cell office:value-type="string" office:value="かなづかい">
            <text:p>かなづかい</text:p>
          </table:table-cell>
          <table:table-cell office:value-type="string" office:value="kana orthography, use of kana">
            <text:p>kana orthography, use of ka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古い仮名遣いで書くことがあるの。">
            <text:p>祖父は古い仮名遣いで書くことがあるの。</text:p>
          </table:table-cell>
          <table:table-cell office:value-type="string" office:value="そふ は ふるい かなづかい で かく こと が ある の。">
            <text:p>そふ は ふるい かなづかい で かく こと が ある の。</text:p>
          </table:table-cell>
          <table:table-cell office:value-type="string" office:value="My grandfather sometimes uses the old kana orthography in writing.">
            <text:p>My grandfather sometimes uses the old kana orthography in wri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温帯">
            <text:p>温帯</text:p>
          </table:table-cell>
          <table:table-cell office:value-type="string" office:value="おんたい">
            <text:p>おんたい</text:p>
          </table:table-cell>
          <table:table-cell office:value-type="string" office:value="temperate zone">
            <text:p>temperate zo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温帯にあります。">
            <text:p>日本は温帯にあります。</text:p>
          </table:table-cell>
          <table:table-cell office:value-type="string" office:value="にっぽん は おんたい に あります。">
            <text:p>にっぽん は おんたい に あります。</text:p>
          </table:table-cell>
          <table:table-cell office:value-type="string" office:value="Japan is located in the temperate zone.">
            <text:p>Japan is located in the temperate z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数">
            <text:p>小数</text:p>
          </table:table-cell>
          <table:table-cell office:value-type="string" office:value="しょうすう">
            <text:p>しょうすう</text:p>
          </table:table-cell>
          <table:table-cell office:value-type="string" office:value="decimal">
            <text:p>decim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数は切り捨てて計算してください。">
            <text:p>小数は切り捨てて計算してください。</text:p>
          </table:table-cell>
          <table:table-cell office:value-type="string" office:value="しょうすう は きりすてて けいさん して ください。">
            <text:p>しょうすう は きりすてて けいさん して ください。</text:p>
          </table:table-cell>
          <table:table-cell office:value-type="string" office:value="Please truncate the decimal when you calculate.">
            <text:p>Please truncate the decimal when you calcu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熱する">
            <text:p>熱する</text:p>
          </table:table-cell>
          <table:table-cell office:value-type="string" office:value="ねっする">
            <text:p>ねっする</text:p>
          </table:table-cell>
          <table:table-cell office:value-type="string" office:value="heat (something)">
            <text:p>heat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鉄は熱すると曲がるんだ。">
            <text:p>鉄は熱すると曲がるんだ。</text:p>
          </table:table-cell>
          <table:table-cell office:value-type="string" office:value="てつ は ねっする と まがる ん だ。">
            <text:p>てつ は ねっする と まがる ん だ。</text:p>
          </table:table-cell>
          <table:table-cell office:value-type="string" office:value="Iron bends when heated.">
            <text:p>Iron bends when he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腰掛ける">
            <text:p>腰掛ける</text:p>
          </table:table-cell>
          <table:table-cell office:value-type="string" office:value="こしかける">
            <text:p>こしかける</text:p>
          </table:table-cell>
          <table:table-cell office:value-type="string" office:value="sit down (literary)">
            <text:p>sit down (literary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ベンチに腰掛けたの。">
            <text:p>私はベンチに腰掛けたの。</text:p>
          </table:table-cell>
          <table:table-cell office:value-type="string" office:value="わたし は ベンチ に こしかけた の。">
            <text:p>わたし は ベンチ に こしかけた の。</text:p>
          </table:table-cell>
          <table:table-cell office:value-type="string" office:value="I sat down on the bench.">
            <text:p>I sat down on the be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盆地">
            <text:p>盆地</text:p>
          </table:table-cell>
          <table:table-cell office:value-type="string" office:value="ぼんち">
            <text:p>ぼんち</text:p>
          </table:table-cell>
          <table:table-cell office:value-type="string" office:value="basin">
            <text:p>bas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盆地は夏、とても暑いんだ。">
            <text:p>盆地は夏、とても暑いんだ。</text:p>
          </table:table-cell>
          <table:table-cell office:value-type="string" office:value="ぼんち は なつ、とても あつい ん だ。">
            <text:p>ぼんち は なつ、とても あつい ん だ。</text:p>
          </table:table-cell>
          <table:table-cell office:value-type="string" office:value="It's very hot in the basin during summer.">
            <text:p>It's very hot in the basin during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並木">
            <text:p>並木</text:p>
          </table:table-cell>
          <table:table-cell office:value-type="string" office:value="なみき">
            <text:p>なみき</text:p>
          </table:table-cell>
          <table:table-cell office:value-type="string" office:value="row (line) of trees">
            <text:p>row (line) of tre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前の並木が台風で倒れたらしい。">
            <text:p>駅前の並木が台風で倒れたらしい。</text:p>
          </table:table-cell>
          <table:table-cell office:value-type="string" office:value="えき まえ の なみき が たいふう で たおれた らしい。">
            <text:p>えき まえ の なみき が たいふう で たおれた らしい。</text:p>
          </table:table-cell>
          <table:table-cell office:value-type="string" office:value="I heard that the line of trees in front of the station fell over in the typhoon.">
            <text:p>I heard that the line of trees in front of the station fell over in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材木">
            <text:p>材木</text:p>
          </table:table-cell>
          <table:table-cell office:value-type="string" office:value="ざいもく">
            <text:p>ざいもく</text:p>
          </table:table-cell>
          <table:table-cell office:value-type="string" office:value="timber, wood">
            <text:p>timber, w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船から材木が降ろされていますね。">
            <text:p>船から材木が降ろされていますね。</text:p>
          </table:table-cell>
          <table:table-cell office:value-type="string" office:value="ふね から ざいもく が おろされて います ね。">
            <text:p>ふね から ざいもく が おろされて います ね。</text:p>
          </table:table-cell>
          <table:table-cell office:value-type="string" office:value="Timber is being unloaded from the ship.">
            <text:p>Timber is being unloaded from the 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元日">
            <text:p>元日</text:p>
          </table:table-cell>
          <table:table-cell office:value-type="string" office:value="がんじつ">
            <text:p>がんじつ</text:p>
          </table:table-cell>
          <table:table-cell office:value-type="string" office:value="New Year's Day">
            <text:p>New Year's 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元日には初詣に行きます。">
            <text:p>元日には初詣に行きます。</text:p>
          </table:table-cell>
          <table:table-cell office:value-type="string" office:value="がんじつ に は はつもうで に いきます。">
            <text:p>がんじつ に は はつもうで に いきます。</text:p>
          </table:table-cell>
          <table:table-cell office:value-type="string" office:value="I pay my first visit of the year to a shrine on New Year's Day.">
            <text:p>I pay my first visit of the year to a shrine on New Year's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く">
            <text:p>たく</text:p>
          </table:table-cell>
          <table:table-cell office:value-type="string" office:value="たく">
            <text:p>たく</text:p>
          </table:table-cell>
          <table:table-cell office:value-type="string" office:value="make (a fire)">
            <text:p>make (a fir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薪を集めて火をたいたよ。">
            <text:p>薪を集めて火をたいたよ。</text:p>
          </table:table-cell>
          <table:table-cell office:value-type="string" office:value="まき を あつめて ひ を たいた よ。">
            <text:p>まき を あつめて ひ を たいた よ。</text:p>
          </table:table-cell>
          <table:table-cell office:value-type="string" office:value="I gathered wood and made a fire.">
            <text:p>I gathered wood and made a f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照る">
            <text:p>照る</text:p>
          </table:table-cell>
          <table:table-cell office:value-type="string" office:value="てる">
            <text:p>てる</text:p>
          </table:table-cell>
          <table:table-cell office:value-type="string" office:value="shine, blaze">
            <text:p>shine, bla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日差しが強く照りつけますね。">
            <text:p>日差しが強く照りつけますね。</text:p>
          </table:table-cell>
          <table:table-cell office:value-type="string" office:value="ひざし が つよく てりつけます ね。">
            <text:p>ひざし が つよく てりつけます ね。</text:p>
          </table:table-cell>
          <table:table-cell office:value-type="string" office:value="The sun is blazing strongly.">
            <text:p>The sun is blazing strong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体">
            <text:p>気体</text:p>
          </table:table-cell>
          <table:table-cell office:value-type="string" office:value="きたい">
            <text:p>きたい</text:p>
          </table:table-cell>
          <table:table-cell office:value-type="string" office:value="gaseous body, gas">
            <text:p>gaseous body, ga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水が沸騰して気体になったんだ。">
            <text:p>水が沸騰して気体になったんだ。</text:p>
          </table:table-cell>
          <table:table-cell office:value-type="string" office:value="みず が ふっとう して きたい に なった ん だ。">
            <text:p>みず が ふっとう して きたい に なった ん だ。</text:p>
          </table:table-cell>
          <table:table-cell office:value-type="string" office:value="The water boiled and turned into a gaseous body.">
            <text:p>The water boiled and turned into a gaseous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英">
            <text:p>和英</text:p>
          </table:table-cell>
          <table:table-cell office:value-type="string" office:value="わえい">
            <text:p>わえい</text:p>
          </table:table-cell>
          <table:table-cell office:value-type="string" office:value="Japanese-English">
            <text:p>Japanese-Engl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和英辞書をよく使います。">
            <text:p>私は和英辞書をよく使います。</text:p>
          </table:table-cell>
          <table:table-cell office:value-type="string" office:value="わたし は わえい じしょ を よく つかいます。">
            <text:p>わたし は わえい じしょ を よく つかいます。</text:p>
          </table:table-cell>
          <table:table-cell office:value-type="string" office:value="I often use a Japanese-English dictionary.">
            <text:p>I often use a Japanese-English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支援">
            <text:p>支援</text:p>
          </table:table-cell>
          <table:table-cell office:value-type="string" office:value="しえん">
            <text:p>しえん</text:p>
          </table:table-cell>
          <table:table-cell office:value-type="string" office:value="support, backing">
            <text:p>support, bac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支援がなかったらどうなっていたか。">
            <text:p>彼の支援がなかったらどうなっていたか。</text:p>
          </table:table-cell>
          <table:table-cell office:value-type="string" office:value="かれ の しえん が なかったら どう なって いた か。">
            <text:p>かれ の しえん が なかったら どう なって いた か。</text:p>
          </table:table-cell>
          <table:table-cell office:value-type="string" office:value="What would have happened without his support?">
            <text:p>What would have happened without his suppor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">
            <text:p>思い</text:p>
          </table:table-cell>
          <table:table-cell office:value-type="string" office:value="おもい">
            <text:p>おもい</text:p>
          </table:table-cell>
          <table:table-cell office:value-type="string" office:value="thoughts, feelings">
            <text:p>thoughts, feel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必死の思いで彼に頼んだよ。">
            <text:p>必死の思いで彼に頼んだよ。</text:p>
          </table:table-cell>
          <table:table-cell office:value-type="string" office:value="ひっし の おもい で かれ に たのんだ よ。">
            <text:p>ひっし の おもい で かれ に たのんだ よ。</text:p>
          </table:table-cell>
          <table:table-cell office:value-type="string" office:value="I desperately asked him for help.">
            <text:p>I desperately asked him for he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々">
            <text:p>日々</text:p>
          </table:table-cell>
          <table:table-cell office:value-type="string" office:value="ひび">
            <text:p>ひび</text:p>
          </table:table-cell>
          <table:table-cell office:value-type="string" office:value="daily, every day">
            <text:p>daily, every 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々の努力が大切です。">
            <text:p>日々の努力が大切です。</text:p>
          </table:table-cell>
          <table:table-cell office:value-type="string" office:value="ひび の どりょく が たいせつ です。">
            <text:p>ひび の どりょく が たいせつ です。</text:p>
          </table:table-cell>
          <table:table-cell office:value-type="string" office:value="It's important to make day-to-day efforts.">
            <text:p>It's important to make day-to-day effo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せい">
            <text:p>せい</text:p>
          </table:table-cell>
          <table:table-cell office:value-type="string" office:value="せい">
            <text:p>せい</text:p>
          </table:table-cell>
          <table:table-cell office:value-type="string" office:value="cause, blame">
            <text:p>cause, bl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の失敗を他人のせいにするな。">
            <text:p>自分の失敗を他人のせいにするな。</text:p>
          </table:table-cell>
          <table:table-cell office:value-type="string" office:value="じぶん の しっぱい を たにん の せい に する な。">
            <text:p>じぶん の しっぱい を たにん の せい に する な。</text:p>
          </table:table-cell>
          <table:table-cell office:value-type="string" office:value="Don't blame others for your mistake.">
            <text:p>Don't blame others for your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距離">
            <text:p>距離</text:p>
          </table:table-cell>
          <table:table-cell office:value-type="string" office:value="きょり">
            <text:p>きょり</text:p>
          </table:table-cell>
          <table:table-cell office:value-type="string" office:value="distance">
            <text:p>di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長い距離を歩き続けたんだ。">
            <text:p>彼らは長い距離を歩き続けたんだ。</text:p>
          </table:table-cell>
          <table:table-cell office:value-type="string" office:value="かれら は ながい きょり を あるき つづけた ん だ。">
            <text:p>かれら は ながい きょり を あるき つづけた ん だ。</text:p>
          </table:table-cell>
          <table:table-cell office:value-type="string" office:value="They kept walking a long distance.">
            <text:p>They kept walking a long di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仕組み">
            <text:p>仕組み</text:p>
          </table:table-cell>
          <table:table-cell office:value-type="string" office:value="しくみ">
            <text:p>しくみ</text:p>
          </table:table-cell>
          <table:table-cell office:value-type="string" office:value="construction, mechanism">
            <text:p>construction, mechan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機械の仕組みは複雑だ。">
            <text:p>この機械の仕組みは複雑だ。</text:p>
          </table:table-cell>
          <table:table-cell office:value-type="string" office:value="この きかい の しくみ は ふくざつ だ。">
            <text:p>この きかい の しくみ は ふくざつ だ。</text:p>
          </table:table-cell>
          <table:table-cell office:value-type="string" office:value="The mechanism of this machine is complex.">
            <text:p>The mechanism of this machine is compl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前">
            <text:p>お前</text:p>
          </table:table-cell>
          <table:table-cell office:value-type="string" office:value="おまえ">
            <text:p>おまえ</text:p>
          </table:table-cell>
          <table:table-cell office:value-type="string" office:value="you (vulgar language)">
            <text:p>you (vulgar languag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前の言うことは信じられない。">
            <text:p>お前の言うことは信じられない。</text:p>
          </table:table-cell>
          <table:table-cell office:value-type="string" office:value="おまえ の いう こと は しんじられない。">
            <text:p>おまえ の いう こと は しんじられない。</text:p>
          </table:table-cell>
          <table:table-cell office:value-type="string" office:value="I can't believe what you say.">
            <text:p>I can't believe what you s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男女">
            <text:p>男女</text:p>
          </table:table-cell>
          <table:table-cell office:value-type="string" office:value="だんじょ">
            <text:p>だんじょ</text:p>
          </table:table-cell>
          <table:table-cell office:value-type="string" office:value="men and women">
            <text:p>men and wom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スポーツは男女一緒にします。">
            <text:p>そのスポーツは男女一緒にします。</text:p>
          </table:table-cell>
          <table:table-cell office:value-type="string" office:value="その スポーツ は だんじょ いっしょ に します。">
            <text:p>その スポーツ は だんじょ いっしょ に します。</text:p>
          </table:table-cell>
          <table:table-cell office:value-type="string" office:value="Men and women play that sport together.">
            <text:p>Men and women play that sport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役立つ">
            <text:p>役立つ</text:p>
          </table:table-cell>
          <table:table-cell office:value-type="string" office:value="やくだつ">
            <text:p>やくだつ</text:p>
          </table:table-cell>
          <table:table-cell office:value-type="string" office:value="be of use, come in handy">
            <text:p>be of use, come in han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学校で勉強したことが役立った。">
            <text:p>学校で勉強したことが役立った。</text:p>
          </table:table-cell>
          <table:table-cell office:value-type="string" office:value="がっこう で べんきょう した こと が やくだった。">
            <text:p>がっこう で べんきょう した こと が やくだった。</text:p>
          </table:table-cell>
          <table:table-cell office:value-type="string" office:value="What I learned at school turned out to be useful.">
            <text:p>What I learned at school turned out to be use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ロック">
            <text:p>ロック</text:p>
          </table:table-cell>
          <table:table-cell office:value-type="string" office:value="ロック">
            <text:p>ロック</text:p>
          </table:table-cell>
          <table:table-cell office:value-type="string" office:value="rock (music)">
            <text:p>rock (music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俺はロックを聞くのが好きだ。">
            <text:p>俺はロックを聞くのが好きだ。</text:p>
          </table:table-cell>
          <table:table-cell office:value-type="string" office:value="おれ は ロック を きく の が すき だ。">
            <text:p>おれ は ロック を きく の が すき だ。</text:p>
          </table:table-cell>
          <table:table-cell office:value-type="string" office:value="I like to listen to rock music.">
            <text:p>I like to listen to rock mus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市内">
            <text:p>市内</text:p>
          </table:table-cell>
          <table:table-cell office:value-type="string" office:value="しない">
            <text:p>しない</text:p>
          </table:table-cell>
          <table:table-cell office:value-type="string" office:value="in the city">
            <text:p>in the 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市内を観光する予定です。">
            <text:p>明日は市内を観光する予定です。</text:p>
          </table:table-cell>
          <table:table-cell office:value-type="string" office:value="あした は しない を かんこう する よてい です。">
            <text:p>あした は しない を かんこう する よてい です。</text:p>
          </table:table-cell>
          <table:table-cell office:value-type="string" office:value="I'm planning go sightseeing in the city tomorrow.">
            <text:p>I'm planning go sightseeing in the cit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我が家">
            <text:p>我が家</text:p>
          </table:table-cell>
          <table:table-cell office:value-type="string" office:value="わがや">
            <text:p>わがや</text:p>
          </table:table-cell>
          <table:table-cell office:value-type="string" office:value="one's home">
            <text:p>one's ho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ぜひ我が家に遊びに来てください。">
            <text:p>ぜひ我が家に遊びに来てください。</text:p>
          </table:table-cell>
          <table:table-cell office:value-type="string" office:value="ぜひ わがや に あそび に きて ください。">
            <text:p>ぜひ わがや に あそび に きて ください。</text:p>
          </table:table-cell>
          <table:table-cell office:value-type="string" office:value="Please come and visit us at home.">
            <text:p>Please come and visit us at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浮かぶ">
            <text:p>浮かぶ</text:p>
          </table:table-cell>
          <table:table-cell office:value-type="string" office:value="うかぶ">
            <text:p>うかぶ</text:p>
          </table:table-cell>
          <table:table-cell office:value-type="string" office:value="float (on a surface)">
            <text:p>float (on a surfac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沖にボートが浮かんでいます。">
            <text:p>沖にボートが浮かんでいます。</text:p>
          </table:table-cell>
          <table:table-cell office:value-type="string" office:value="おき に ボート が うかんで います。">
            <text:p>おき に ボート が うかんで います。</text:p>
          </table:table-cell>
          <table:table-cell office:value-type="string" office:value="The boat is floating off the coast.">
            <text:p>The boat is floating off the co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み出す">
            <text:p>生み出す</text:p>
          </table:table-cell>
          <table:table-cell office:value-type="string" office:value="うみだす">
            <text:p>うみだす</text:p>
          </table:table-cell>
          <table:table-cell office:value-type="string" office:value="generate, produce">
            <text:p>generate, produ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数々の名作を生み出した。">
            <text:p>彼は数々の名作を生み出した。</text:p>
          </table:table-cell>
          <table:table-cell office:value-type="string" office:value="かれ は かずかず の めいさく を うみだした。">
            <text:p>かれ は かずかず の めいさく を うみだした。</text:p>
          </table:table-cell>
          <table:table-cell office:value-type="string" office:value="He produced a number of masterpieces.">
            <text:p>He produced a number of masterpie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った">
            <text:p>たった</text:p>
          </table:table-cell>
          <table:table-cell office:value-type="string" office:value="たった">
            <text:p>たった</text:p>
          </table:table-cell>
          <table:table-cell office:value-type="string" office:value="only, merely">
            <text:p>only, me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財布の中にたった1000円しかないよ。">
            <text:p>財布の中にたった1000円しかないよ。</text:p>
          </table:table-cell>
          <table:table-cell office:value-type="string" office:value="さいふ の なか に たった 1000 えん しか ない よ。">
            <text:p>さいふ の なか に たった 1000 えん しか ない よ。</text:p>
          </table:table-cell>
          <table:table-cell office:value-type="string" office:value="I only have 1,000 yen in my wallet.">
            <text:p>I only have 1,000 yen in my wal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キリスト">
            <text:p>キリスト</text:p>
          </table:table-cell>
          <table:table-cell office:value-type="string" office:value="キリスト">
            <text:p>キリスト</text:p>
          </table:table-cell>
          <table:table-cell office:value-type="string" office:value="Christ">
            <text:p>Chr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キリストの母親の名前はマリアだ。">
            <text:p>キリストの母親の名前はマリアだ。</text:p>
          </table:table-cell>
          <table:table-cell office:value-type="string" office:value="キリスト の ははおや の なまえ は マリア だ。">
            <text:p>キリスト の ははおや の なまえ は マリア だ。</text:p>
          </table:table-cell>
          <table:table-cell office:value-type="string" office:value="The name of Christ's mother is Maria.">
            <text:p>The name of Christ's mother is Mar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あえて">
            <text:p>あえて</text:p>
          </table:table-cell>
          <table:table-cell office:value-type="string" office:value="あえて">
            <text:p>あえて</text:p>
          </table:table-cell>
          <table:table-cell office:value-type="string" office:value="dare, boldly">
            <text:p>dare, bol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あえて危険を冒したの。">
            <text:p>彼はあえて危険を冒したの。</text:p>
          </table:table-cell>
          <table:table-cell office:value-type="string" office:value="かれ は あえて きけん を おかした の。">
            <text:p>かれ は あえて きけん を おかした の。</text:p>
          </table:table-cell>
          <table:table-cell office:value-type="string" office:value="He dared to face danger.">
            <text:p>He dared to face d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抑える">
            <text:p>抑える</text:p>
          </table:table-cell>
          <table:table-cell office:value-type="string" office:value="おさえる">
            <text:p>おさえる</text:p>
          </table:table-cell>
          <table:table-cell office:value-type="string" office:value="suppress, bring under control">
            <text:p>suppress, bring under contro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怒りを抑えていたの。">
            <text:p>彼は怒りを抑えていたの。</text:p>
          </table:table-cell>
          <table:table-cell office:value-type="string" office:value="かれ は いかり を おさえて いた の。">
            <text:p>かれ は いかり を おさえて いた の。</text:p>
          </table:table-cell>
          <table:table-cell office:value-type="string" office:value="He was suppressing his anger.">
            <text:p>He was suppressing his 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つめる">
            <text:p>見つめる</text:p>
          </table:table-cell>
          <table:table-cell office:value-type="string" office:value="みつめる">
            <text:p>みつめる</text:p>
          </table:table-cell>
          <table:table-cell office:value-type="string" office:value="stare, gaze">
            <text:p>stare, ga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その絵をずっと見つめていたの。">
            <text:p>彼はその絵をずっと見つめていたの。</text:p>
          </table:table-cell>
          <table:table-cell office:value-type="string" office:value="かれ は その え を ずっと みつめて いた の。">
            <text:p>かれ は その え を ずっと みつめて いた の。</text:p>
          </table:table-cell>
          <table:table-cell office:value-type="string" office:value="He was staring at the painting for a long time.">
            <text:p>He was staring at the painting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ハード">
            <text:p>ハード</text:p>
          </table:table-cell>
          <table:table-cell office:value-type="string" office:value="ハード">
            <text:p>ハード</text:p>
          </table:table-cell>
          <table:table-cell office:value-type="string" office:value="hard">
            <text:p>har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、仕事がかなりハードです。">
            <text:p>最近、仕事がかなりハードです。</text:p>
          </table:table-cell>
          <table:table-cell office:value-type="string" office:value="さいきん、しごと が かなり ハード です。">
            <text:p>さいきん、しごと が かなり ハード です。</text:p>
          </table:table-cell>
          <table:table-cell office:value-type="string" office:value="My work is pretty hard these days.">
            <text:p>My work is pretty hard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幅広い">
            <text:p>幅広い</text:p>
          </table:table-cell>
          <table:table-cell office:value-type="string" office:value="はばひろい">
            <text:p>はばひろい</text:p>
          </table:table-cell>
          <table:table-cell office:value-type="string" office:value="wide, profound">
            <text:p>wide, profoun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幅広い知識を持っています。">
            <text:p>彼は幅広い知識を持っています。</text:p>
          </table:table-cell>
          <table:table-cell office:value-type="string" office:value="かれ は はばひろい ちしき を もって います。">
            <text:p>かれ は はばひろい ちしき を もって います。</text:p>
          </table:table-cell>
          <table:table-cell office:value-type="string" office:value="He has profound knowledge.">
            <text:p>He has profound knowled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なぐ">
            <text:p>つなぐ</text:p>
          </table:table-cell>
          <table:table-cell office:value-type="string" office:value="つなぐ">
            <text:p>つなぐ</text:p>
          </table:table-cell>
          <table:table-cell office:value-type="string" office:value="connect (someone, something)">
            <text:p>connect (someone, 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インターネットは世界の人々をつなぎますね。">
            <text:p>インターネットは世界の人々をつなぎますね。</text:p>
          </table:table-cell>
          <table:table-cell office:value-type="string" office:value="インターネット は せかい の ひとびと を つなぎます ね。">
            <text:p>インターネット は せかい の ひとびと を つなぎます ね。</text:p>
          </table:table-cell>
          <table:table-cell office:value-type="string" office:value="The Internet connects people all around the world.">
            <text:p>The Internet connects people all around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申し込み">
            <text:p>申し込み</text:p>
          </table:table-cell>
          <table:table-cell office:value-type="string" office:value="もうしこみ">
            <text:p>もうしこみ</text:p>
          </table:table-cell>
          <table:table-cell office:value-type="string" office:value="application, signing up">
            <text:p>application, signing 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、スポーツジムの申し込みをしました。">
            <text:p>今日、スポーツジムの申し込みをしました。</text:p>
          </table:table-cell>
          <table:table-cell office:value-type="string" office:value="きょう、スポーツジム の もうしこみ を しました。">
            <text:p>きょう、スポーツジム の もうしこみ を しました。</text:p>
          </table:table-cell>
          <table:table-cell office:value-type="string" office:value="I signed up for a sports gym today.">
            <text:p>I signed up for a sports gy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向き">
            <text:p>向き</text:p>
          </table:table-cell>
          <table:table-cell office:value-type="string" office:value="むき">
            <text:p>むき</text:p>
          </table:table-cell>
          <table:table-cell office:value-type="string" office:value="direction, turn">
            <text:p>direction, tur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瓶の向きを変えたの。">
            <text:p>花瓶の向きを変えたの。</text:p>
          </table:table-cell>
          <table:table-cell office:value-type="string" office:value="かびん の むき を かえた の。">
            <text:p>かびん の むき を かえた の。</text:p>
          </table:table-cell>
          <table:table-cell office:value-type="string" office:value="I turned the vase around.">
            <text:p>I turned the vase a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持ち込む">
            <text:p>持ち込む</text:p>
          </table:table-cell>
          <table:table-cell office:value-type="string" office:value="もちこむ">
            <text:p>もちこむ</text:p>
          </table:table-cell>
          <table:table-cell office:value-type="string" office:value="bring in, carry on">
            <text:p>bring in, carry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機内に荷物を持ち込んだの。">
            <text:p>機内に荷物を持ち込んだの。</text:p>
          </table:table-cell>
          <table:table-cell office:value-type="string" office:value="きない に にもつ を もちこんだ の。">
            <text:p>きない に にもつ を もちこんだ の。</text:p>
          </table:table-cell>
          <table:table-cell office:value-type="string" office:value="I carried my luggage onto the plane.">
            <text:p>I carried my luggage onto the pla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徹底的">
            <text:p>徹底的</text:p>
          </table:table-cell>
          <table:table-cell office:value-type="string" office:value="てっていてき">
            <text:p>てっていてき</text:p>
          </table:table-cell>
          <table:table-cell office:value-type="string" office:value="thorough">
            <text:p>thoroug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部屋の中を徹底的に探しました。">
            <text:p>部屋の中を徹底的に探しました。</text:p>
          </table:table-cell>
          <table:table-cell office:value-type="string" office:value="へや の なか を てっていてき に さがしました。">
            <text:p>へや の なか を てっていてき に さがしました。</text:p>
          </table:table-cell>
          <table:table-cell office:value-type="string" office:value="I searched inside the room thoroughly.">
            <text:p>I searched inside the room thorough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前向き">
            <text:p>前向き</text:p>
          </table:table-cell>
          <table:table-cell office:value-type="string" office:value="まえむき">
            <text:p>まえむき</text:p>
          </table:table-cell>
          <table:table-cell office:value-type="string" office:value="facing forward, positive">
            <text:p>facing forward, posi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前向きに検討します。">
            <text:p>前向きに検討します。</text:p>
          </table:table-cell>
          <table:table-cell office:value-type="string" office:value="まえむき に けんとう します。">
            <text:p>まえむき に けんとう します。</text:p>
          </table:table-cell>
          <table:table-cell office:value-type="string" office:value="We'll consider the matter positively.">
            <text:p>We'll consider the matter positiv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録画">
            <text:p>録画</text:p>
          </table:table-cell>
          <table:table-cell office:value-type="string" office:value="ろくが">
            <text:p>ろくが</text:p>
          </table:table-cell>
          <table:table-cell office:value-type="string" office:value="videotaping, recording">
            <text:p>videotaping, recor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好きな番組を録画したの。">
            <text:p>好きな番組を録画したの。</text:p>
          </table:table-cell>
          <table:table-cell office:value-type="string" office:value="すきな ばんぐみ を ろくが した の。">
            <text:p>すきな ばんぐみ を ろくが した の。</text:p>
          </table:table-cell>
          <table:table-cell office:value-type="string" office:value="I recorded my favorite program.">
            <text:p>I recorded my favorite progr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喫煙">
            <text:p>喫煙</text:p>
          </table:table-cell>
          <table:table-cell office:value-type="string" office:value="きつえん">
            <text:p>きつえん</text:p>
          </table:table-cell>
          <table:table-cell office:value-type="string" office:value="smoking">
            <text:p>smo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は喫煙できません。">
            <text:p>ここでは喫煙できません。</text:p>
          </table:table-cell>
          <table:table-cell office:value-type="string" office:value="ここ で は きつえん できません。">
            <text:p>ここ で は きつえん できません。</text:p>
          </table:table-cell>
          <table:table-cell office:value-type="string" office:value="Smoking is not permitted here.">
            <text:p>Smoking is not permitted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り越える">
            <text:p>乗り越える</text:p>
          </table:table-cell>
          <table:table-cell office:value-type="string" office:value="のりこえる">
            <text:p>のりこえる</text:p>
          </table:table-cell>
          <table:table-cell office:value-type="string" office:value="overcome, get over">
            <text:p>overcome, get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悲しみを乗り越えて強く生きた。">
            <text:p>彼は悲しみを乗り越えて強く生きた。</text:p>
          </table:table-cell>
          <table:table-cell office:value-type="string" office:value="かれ は かなしみ を のりこえて つよく いきた。">
            <text:p>かれ は かなしみ を のりこえて つよく いきた。</text:p>
          </table:table-cell>
          <table:table-cell office:value-type="string" office:value="He overcame his sadness and carried on with his life determinedly.">
            <text:p>He overcame his sadness and carried on with his life determine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上げ">
            <text:p>値上げ</text:p>
          </table:table-cell>
          <table:table-cell office:value-type="string" office:value="ねあげ">
            <text:p>ねあげ</text:p>
          </table:table-cell>
          <table:table-cell office:value-type="string" office:value="price hike, price increase">
            <text:p>price hike, price increa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バス代が値上げされました。">
            <text:p>バス代が値上げされました。</text:p>
          </table:table-cell>
          <table:table-cell office:value-type="string" office:value="バス だい が ねあげ されました。">
            <text:p>バス だい が ねあげ されました。</text:p>
          </table:table-cell>
          <table:table-cell office:value-type="string" office:value="Bus fares have been increased.">
            <text:p>Bus fares have been incr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し">
            <text:p>まし</text:p>
          </table:table-cell>
          <table:table-cell office:value-type="string" office:value="まし">
            <text:p>まし</text:p>
          </table:table-cell>
          <table:table-cell office:value-type="string" office:value="better, preferable">
            <text:p>better, prefer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でもないよりましだ。">
            <text:p>これでもないよりましだ。</text:p>
          </table:table-cell>
          <table:table-cell office:value-type="string" office:value="これ で も ない より まし だ。">
            <text:p>これ で も ない より まし だ。</text:p>
          </table:table-cell>
          <table:table-cell office:value-type="string" office:value="Even this is better than nothing.">
            <text:p>Even this is better than no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ぜか">
            <text:p>なぜか</text:p>
          </table:table-cell>
          <table:table-cell office:value-type="string" office:value="なぜか">
            <text:p>なぜか</text:p>
          </table:table-cell>
          <table:table-cell office:value-type="string" office:value="for no reason">
            <text:p>for no reas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はなぜか体がだるい。">
            <text:p>今日はなぜか体がだるい。</text:p>
          </table:table-cell>
          <table:table-cell office:value-type="string" office:value="きょう は なぜ か からだ が だるい。">
            <text:p>きょう は なぜ か からだ が だるい。</text:p>
          </table:table-cell>
          <table:table-cell office:value-type="string" office:value="For no reason I feel heavy today.">
            <text:p>For no reason I feel heav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欲">
            <text:p>欲</text:p>
          </table:table-cell>
          <table:table-cell office:value-type="string" office:value="よく">
            <text:p>よく</text:p>
          </table:table-cell>
          <table:table-cell office:value-type="string" office:value="desire, greed">
            <text:p>desire, gre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まり欲を出しちゃだめだよ。">
            <text:p>あまり欲を出しちゃだめだよ。</text:p>
          </table:table-cell>
          <table:table-cell office:value-type="string" office:value="あまり よく を だしちゃ だめ だ よ。">
            <text:p>あまり よく を だしちゃ だめ だ よ。</text:p>
          </table:table-cell>
          <table:table-cell office:value-type="string" office:value="Don't be too greedy.">
            <text:p>Don't be too gree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守備">
            <text:p>守備</text:p>
          </table:table-cell>
          <table:table-cell office:value-type="string" office:value="しゅび">
            <text:p>しゅび</text:p>
          </table:table-cell>
          <table:table-cell office:value-type="string" office:value="defense, fielding">
            <text:p>defense, fiel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チームは守備が甘いね。">
            <text:p>そのチームは守備が甘いね。</text:p>
          </table:table-cell>
          <table:table-cell office:value-type="string" office:value="その チーム は しゅび が あまい ね。">
            <text:p>その チーム は しゅび が あまい ね。</text:p>
          </table:table-cell>
          <table:table-cell office:value-type="string" office:value="The team's defense is weak.">
            <text:p>The team's defense is w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守備">
            <text:p>守備</text:p>
          </table:table-cell>
          <table:table-cell office:value-type="string" office:value="しゅび">
            <text:p>しゅび</text:p>
          </table:table-cell>
          <table:table-cell office:value-type="string" office:value="defense, fielding">
            <text:p>defense, fiel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チームは守備が甘いね。">
            <text:p>そのチームは守備が甘いね。</text:p>
          </table:table-cell>
          <table:table-cell office:value-type="string" office:value="その チーム は しゅび が あまい ね。">
            <text:p>その チーム は しゅび が あまい ね。</text:p>
          </table:table-cell>
          <table:table-cell office:value-type="string" office:value="The team's defense is weak.">
            <text:p>The team's defense is w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